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adornments="Regular" style:font-family-generic="modern" style:font-pitch="fixed"/>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T1" style:family="text">
      <style:text-properties fo:font-style="italic" style:font-style-asian="italic" style:font-style-complex="italic"/>
    </style:style>
    <style:style style:name="fr1" style:family="graphic" style:parent-style-name="Code_20_frame">
      <style:graphic-properties style:protect="size position" style:vertical-pos="top" style:vertical-rel="paragraph-content" style:horizontal-pos="center" style:horizontal-rel="paragraph-conten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to LibOpenDocument</text:h>
      <text:p text:style-name="Text_20_body">Welcome to LibOpenDocument! LibOpenDocument is a project that aims to provide application developers with useful utility functions for working with OpenDocument files. Currently the project provides functions for reading and writing meta-data in OpenDocument files, for converting OpenDocument files to XHTML and for scaling images in OpenDocument files.</text:p>
      <text:h text:style-name="Heading_20_2" text:outline-level="2">Implementations</text:h>
      <text:p text:style-name="Text_20_body">Because LibOpenDocument is relatively small code-wise, and because there's more emphasis on defining a good API and providing good language-independent OpenDocument-to-XHTML conversion filters, LibOpenDocument is not implemented in a single language with bindings for other languages. Instead, LibOpenDocument is implemented natively in multiple languages. The different implementations collaborate on API documentation and use the same conversion filters internally.</text:p>
      <text:p text:style-name="Text_20_body">LibOpenDocument is currently implemented in two languages, PHP5 and Python, and new implementations can be added easily. The PHP5 implementation has currently implemented the full LibOpenDocument API. The Python implementation currently only provides the functions for converting to XHTML.</text:p>
      <text:h text:style-name="Heading_20_2" text:outline-level="2">Conversion filters</text:h>
      <text:p text:style-name="Text_20_body">Converting OpenDocument files to XHTML may well be the most important use of the LibOpenDocument library. For this task the library uses conversion filters which are implemented as XSL transformation sheets. Two XSL sheets are currently included with LibOpenDocument, the default sheet which is written by J David Eisenberg and the Aukyla sheet which is used by the Aukyla PHP Framework and its applications. The sheet you use determines what the final XHTML file will look like. One sheet may support more features than another, and sheets may add extra content or styles to the output. For example, you may create yourself a transformation sheet that will create output according to a certain style template of your company or website.</text:p>
      <text:h text:style-name="Heading_20_3" text:outline-level="3">Default XSL sheet</text:h>
      <text:p text:style-name="Text_20_body">The default XSL sheet is written by J David Eisenberg. It produces rather complete and accurate XHTML files, but as of yet it has no support for images or other embedded objects. You don't have to do anything special to invoke this XSL sheet when converting a document to XHTML, but you may explicitly select it by choosing the XSL transformation “default”.</text:p>
      <text:p text:style-name="Text_20_body">The only XSL option supported by this sheet is the option “title”, which allows you to set the title of the output document. By default, the title of the output document corresponds to the title of the input OpenDocument file.</text:p>
      <text:h text:style-name="Heading_20_3" text:outline-level="3">Aukyla XSL sheet</text:h>
      <text:p text:style-name="Text_20_body">The Aukyla XSL sheet is inherently more complex than the default XSL sheet. Because the sheet relies on PHP callback functions, it can only be used from the PHP5 LibOpenDocument implementation. However, the sheet generally produces even more accurate output than the default sheet. It also has support for images and embedded objects and provides a range of XSL options to tweak the final output.</text:p>
      <text:p text:style-name="Text_20_body">You can select the Aukyla sheet by choosing the XSL transformation “aukyla”. The XSL options it supports are:</text:p>
      <text:list text:style-name="L1">
        <text:list-item>
          <text:p text:style-name="P1"><text:span text:style-name="T1">title</text:span>, like the default sheet.</text:p>
        </text:list-item>
        <text:list-item>
          <text:p text:style-name="P1"><text:span text:style-name="T1">export-objects</text:span> (default: “<text:span text:style-name="T1">true</text:span>”)<text:line-break/>This option determines whether images and other embedded objects should be exported.</text:p>
        </text:list-item>
        <text:list-item>
          <text:p text:style-name="P1"><text:span text:style-name="T1">object-prefix</text:span> (default: “”)<text:line-break/>This option allows for adding prefixes to the paths to exported objects.</text:p>
        </text:list-item>
        <text:list-item>
          <text:p text:style-name="P1"><text:span text:style-name="T1">position-frames</text:span> (default: “<text:span text:style-name="T1">true</text:span>”)<text:line-break/>If this option is set to <text:span text:style-name="T1">true</text:span>, the conversion will try to retain the positioning and scaling of frames, which includes images, as close as possible. However, because you can never reach 100% accuracy while converting to HTML, the result may sometimes look better if you do not even attempt to retain the positioning and scaling of frames and just insert the frames unscaled at their anchor position.</text:p>
        </text:list-item>
        <text:list-item>
          <text:p text:style-name="P1"><text:span text:style-name="T1">ignore-font-name-and-size</text:span> (default: “<text:span text:style-name="T1">false</text:span>”)<text:line-break/>Setting this option to <text:span text:style-name="T1">true</text:span> will instruct the sheet to ignore all font names (with the exception of distinguishing between monospace and non-monospace fonts) and font sizes from the document's style. This can help to give documents a more consistent look if you embed them in a web page, for example.</text:p>
        </text:list-item>
        <text:list-item>
          <text:p text:style-name="P1"><text:span text:style-name="T1">ignore-cell-border-properties</text:span> (default: “<text:span text:style-name="T1">false</text:span>”)<text:line-break/>If you set this option to <text:span text:style-name="T1">true</text:span>, the sheet will ignore all border properties of table cells, using default HTML table borders instead. This can help to give spreadsheets a more consistent look when embedding them in HTML pages.</text:p>
        </text:list-item>
      </text:list>
      <text:h text:style-name="Heading_20_2" text:outline-level="2" text:is-list-header="true">Code examples</text:h>
      <text:h text:style-name="Heading_20_3" text:outline-level="3">PHP5</text:h>
      <text:p text:style-name="Text_20_body">Here's an example for converting an OpenDocument file to XHTML:</text:p>
      <text:p text:style-name="Text_20_body"><draw:frame draw:style-name="fr1" draw:name="Frame1" text:anchor-type="paragraph" fo:min-width="15.829cm" style:rel-width="90%" draw:z-index="0">
     <draw:text-box fo:min-height="0.356cm">
      <text:p text:style-name="Code_20_example"><text:span text:style-name="Code_20_Comments">// always include the OpenDocument code, let's assume the file</text:span></text:p>
      <text:p text:style-name="Code_20_example"><text:span text:style-name="Code_20_Comments">// is in the include path</text:span></text:p>
      <text:p text:style-name="Code_20_example"><text:span text:style-name="Code_20_Function">require_once</text:span>(<text:span text:style-name="Code_20_String">'OpenDocument.php'</text:span>);</text:p>
      <text:p text:style-name="Code_20_example"/>
      <text:p text:style-name="Code_20_example"><text:span text:style-name="Code_20_Comments">// first we create an instance of the OpenDocument class</text:span></text:p>
      <text:p text:style-name="Code_20_example"><text:span text:style-name="Code_20_Variable">$openDocument</text:span> = <text:span text:style-name="Code_20_Keyword">new</text:span> OpenDocument();</text:p>
      <text:p text:style-name="Code_20_example"/>
      <text:p text:style-name="Code_20_example"><text:span text:style-name="Code_20_Comments">// then we load the document we want to convert</text:span></text:p>
      <text:p text:style-name="Code_20_example"><text:span text:style-name="Code_20_Keyword">if</text:span>(<text:span text:style-name="Code_20_Variable">$openDocument</text:span>-&gt;<text:span text:style-name="Code_20_Function">load</text:span>(<text:span text:style-name="Code_20_String">'somefile.odt'</text:span>) == <text:span text:style-name="Code_20_Keyword">false</text:span>)</text:p>
      <text:p text:style-name="Code_20_example">{</text:p>
      <text:p text:style-name="Code_20_example"><text:tab/><text:span text:style-name="Code_20_Function">die</text:span>(<text:span text:style-name="Code_20_String">'The OpenDocument file could not be loaded!'</text:span>);</text:p>
      <text:p text:style-name="Code_20_example">}</text:p>
      <text:p text:style-name="Code_20_example"/>
      <text:p text:style-name="Code_20_example"><text:span text:style-name="Code_20_Comments">// now we convert the document to XHTML</text:span></text:p>
      <text:p text:style-name="Code_20_example"><text:span text:style-name="Code_20_Variable">$openDocument</text:span>-&gt;<text:span text:style-name="Code_20_Function">convertToXHTML</text:span>(<text:span text:style-name="Code_20_String">'output.html'</text:span>);</text:p>
      <text:p text:style-name="Code_20_example"/>
      <text:p text:style-name="Code_20_example"><text:span text:style-name="Code_20_Comments">// afterwards we close the file</text:span></text:p>
      <text:p text:style-name="Code_20_example"><text:span text:style-name="Code_20_Variable">$openDocument</text:span>-&gt;<text:span text:style-name="Code_20_Function">close</text:span>();</text:p>
     </draw:text-box>
    </draw:frame>That's all there's to it!</text:p>
      <text:p text:style-name="Text_20_body">Now we convert the same file again, but we will now use the Aukyla XSL sheet and let it ignore font names and sizes:</text:p>
      <text:p text:style-name="Text_20_body"><draw:frame draw:style-name="fr1" draw:name="Frame2" text:anchor-type="paragraph" fo:min-width="15.829cm" style:rel-width="90%" draw:z-index="1">
     <draw:text-box fo:min-height="0.356cm">
      <text:p text:style-name="Code_20_example"><text:span text:style-name="Code_20_Function">require_once</text:span>(<text:span text:style-name="Code_20_String">'OpenDocument.php'</text:span>);</text:p>
      <text:p text:style-name="Code_20_example"/>
      <text:p text:style-name="Code_20_example"><text:span text:style-name="Code_20_Variable">$openDocument</text:span> = <text:span text:style-name="Code_20_Keyword">new</text:span> OpenDocument();</text:p>
      <text:p text:style-name="Code_20_example"><text:span text:style-name="Code_20_Variable">$openDocument</text:span>-&gt;<text:span text:style-name="Code_20_Function">load</text:span>(<text:span text:style-name="Code_20_String">'somefile.odt'</text:span>);</text:p>
      <text:p text:style-name="Code_20_example"/>
      <text:p text:style-name="Code_20_example"><text:span text:style-name="Code_20_Comments">// tell it we want to use the Aukyla XSL transformation sheet</text:span></text:p>
      <text:p text:style-name="Code_20_example"><text:span text:style-name="Code_20_Variable">$openDocument</text:span>-&gt;<text:span text:style-name="Code_20_Function">setXSLTransformation</text:span>(<text:span text:style-name="Code_20_String">'aukyla'</text:span>);</text:p>
      <text:p text:style-name="Code_20_example"/>
      <text:p text:style-name="Code_20_example"><text:span text:style-name="Code_20_Comments">// set the option for ignoring font names and size to 'true'</text:span></text:p>
      <text:p text:style-name="Code_20_example"><text:span text:style-name="Code_20_Variable">$openDocument</text:span>-&gt;<text:span text:style-name="Code_20_Function">setXSLOption</text:span>(<text:span text:style-name="Code_20_String">'ignore-font-name-and-size'</text:span>,</text:p>
      <text:p text:style-name="Code_20_example"><text:s text:c="28"/><text:span text:style-name="Code_20_String">'true'</text:span>);</text:p>
      <text:p text:style-name="Code_20_example"/>
      <text:p text:style-name="Code_20_example"><text:span text:style-name="Code_20_Variable">$openDocument</text:span>-&gt;<text:span text:style-name="Code_20_Function">convertToXHTML</text:span>(<text:span text:style-name="Code_20_String">'output.xhtml'</text:span>);</text:p>
      <text:p text:style-name="Code_20_example"><text:span text:style-name="Code_20_Variable">$openDocument</text:span>-&gt;<text:span text:style-name="Code_20_Function">close</text:span>();</text:p>
     </draw:text-box>
    </draw:frame>Here's an example of how to add a string to the title of an existing document:</text:p>
      <text:p text:style-name="Text_20_body"><draw:frame draw:style-name="fr1" draw:name="Frame3" text:anchor-type="paragraph" fo:min-width="15.829cm" style:rel-width="90%" draw:z-index="2">
     <draw:text-box fo:min-height="0.356cm">
      <text:p text:style-name="Code_20_example"><text:span text:style-name="Code_20_Function">require_once</text:span>(<text:span text:style-name="Code_20_String">'OpenDocument.php'</text:span>);</text:p>
      <text:p text:style-name="Code_20_example"/>
      <text:p text:style-name="Code_20_example"><text:span text:style-name="Code_20_Variable">$openDocument</text:span> = <text:span text:style-name="Code_20_Keyword">new</text:span> OpenDocument();</text:p>
      <text:p text:style-name="Code_20_example"><text:span text:style-name="Code_20_Variable">$openDocument</text:span>-&gt;<text:span text:style-name="Code_20_Function">load</text:span>(<text:span text:style-name="Code_20_String">'somefile.odt'</text:span>);</text:p>
      <text:p text:style-name="Code_20_example"/>
      <text:p text:style-name="Code_20_example"><text:span text:style-name="Code_20_Comments">// read the old title from the document. you need to know the</text:span></text:p>
      <text:p text:style-name="Code_20_example"><text:span text:style-name="Code_20_Comments">// namespace and the node name of the attribute you want to read</text:span></text:p>
      <text:p text:style-name="Code_20_example"><text:span text:style-name="Code_20_Variable">$oldTitle</text:span> = <text:span text:style-name="Code_20_Variable">$openDocument</text:span>-&gt;<text:span text:style-name="Code_20_Function">meta</text:span>(OpenDocument::<text:span text:style-name="Code_20_Variable">$dcNS</text:span>, <text:span text:style-name="Code_20_String">'title'</text:span>);</text:p>
      <text:p text:style-name="Code_20_example"/>
      <text:p text:style-name="Code_20_example"><text:span text:style-name="Code_20_Comments">// define our new title</text:span></text:p>
      <text:p text:style-name="Code_20_example"><text:span text:style-name="Code_20_Variable">$newTitle</text:span> = <text:span text:style-name="Code_20_Variable">$oldTitle</text:span>.<text:span text:style-name="Code_20_String">” - modified by LibOpenDocument!”</text:span>;</text:p>
      <text:p text:style-name="Code_20_example"/>
      <text:p text:style-name="Code_20_example"><text:span text:style-name="Code_20_Comments">// write the new title back to the file</text:span></text:p>
      <text:p text:style-name="Code_20_example"><text:span text:style-name="Code_20_Variable">$openDocument</text:span>-&gt;<text:span text:style-name="Code_20_Function">setMeta</text:span>(OpenDocument::<text:span text:style-name="Code_20_Variable">$dcNS</text:span>, <text:span text:style-name="Code_20_String">'title'</text:span>, <text:span text:style-name="Code_20_Variable">$newTitle</text:span>);</text:p>
      <text:p text:style-name="Code_20_example"/>
      <text:p text:style-name="Code_20_example"><text:span text:style-name="Code_20_Comments">// don't forget to save the document before closing it</text:span></text:p>
      <text:p text:style-name="Code_20_example"><text:span text:style-name="Code_20_Variable">$openDocument</text:span>-&gt;<text:span text:style-name="Code_20_Function">save</text:span>();</text:p>
      <text:p text:style-name="Code_20_example"><text:span text:style-name="Code_20_Variable">$openDocument</text:span>-&gt;<text:span text:style-name="Code_20_Function">close</text:span>();</text:p>
     </draw:text-box>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adornments="Regular" style:font-family-generic="modern" style:font-pitch="fixed"/>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de_20_example" style:display-name="Code example" style:family="paragraph" style:parent-style-name="Text_20_body" style:class="text" style:master-page-name="">
      <style:paragraph-properties fo:margin-left="0cm" fo:margin-right="0cm" fo:margin-top="0cm" fo:margin-bottom="0cm" fo:text-indent="0cm" style:auto-text-indent="false" fo:background-color="transparent">
        <style:background-image/>
      </style:paragraph-properties>
      <style:text-properties style:font-name="Courier New" fo:font-size="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Variable" style:display-name="Code Variable" style:family="text">
      <style:text-properties fo:color="#008000" fo:background-color="transparent"/>
    </style:style>
    <style:style style:name="Code_20_Function" style:display-name="Code Function" style:family="text">
      <style:text-properties fo:color="#000080"/>
    </style:style>
    <style:style style:name="Code_20_String" style:display-name="Code String" style:family="text">
      <style:text-properties fo:color="#ff0000"/>
    </style:style>
    <style:style style:name="Code_20_Keyword" style:display-name="Code Keyword" style:family="text">
      <style:text-properties fo:font-weight="bold"/>
    </style:style>
    <style:style style:name="Code_20_Comments" style:display-name="Code Comments" style:family="text">
      <style:text-properties fo:color="#666666"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ode_20_frame" style:display-name="Code frame" style:family="graphic" style:parent-style-name="Frame">
      <style:graphic-properties svg:width="15.829cm" fo:min-width="90%" fo:min-height="0.356cm" text:anchor-type="paragraph" style:wrap="none" fo:background-color="#e6e6e6" style:background-transparency="0%">
        <style:background-image/>
        <style:columns fo:column-count="0" fo:column-gap="0cm"/>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
  </meta:generator>
    <meta:creation-date>2006-03-26T17:03:31</meta:creation-date>
    <dc:creator>Arend van Beelen</dc:creator>
    <dc:date>2006-04-01T14:05:10</dc:date>
    <dc:language>en-US</dc:language>
    <meta:editing-cycles>18</meta:editing-cycles>
    <meta:editing-duration>PT7H35M14S</meta:editing-duration>
    <meta:user-defined meta:name="Info 1"/>
    <meta:user-defined meta:name="Info 2"/>
    <meta:user-defined meta:name="Info 3"/>
    <meta:user-defined meta:name="Info 4"/>
    <meta:document-statistic meta:table-count="0" meta:image-count="0" meta:object-count="0" meta:page-count="4" meta:paragraph-count="62" meta:word-count="927" meta:character-count="6132"/>
  </office:meta>
</office:document-meta>
</file>